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EE00000086C6A30C4ECA1833DA.png" manifest:media-type="image/png"/>
  <manifest:file-entry manifest:full-path="Pictures/10000200000000A300000030DC7751D7C931A01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Charter1" svg:font-family="'Bitstream Charter'" style:font-adornments="Gras" style:font-family-generic="roman" style:font-pitch="variable"/>
    <style:font-face style:name="Bitstream Charter" svg:font-family="'Bitstream Charter'" style:font-adornments="Italique" style:font-family-generic="roman" style:font-pitch="variable"/>
    <style:font-face style:name="Bitstream Charter2" svg:font-family="'Bitstream Charter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BibLibre_25_20Presentation-title">
      <style:graphic-properties draw:auto-grow-height="true" fo:min-height="1.905cm"/>
    </style:style>
    <style:style style:name="pr2" style:family="presentation" style:parent-style-name="BibLibre_25_20Presentation-subtitle">
      <style:graphic-properties draw:fill-color="#ffffff" draw:auto-grow-height="true" fo:min-height="13.254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draw:auto-grow-height="true" fo:min-height="13.254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draw:auto-grow-height="true" fo:min-height="11.049cm"/>
    </style:style>
    <style:style style:name="pr7" style:family="presentation" style:parent-style-name="BibLibre_25_20Presentation-title">
      <style:graphic-properties fo:min-height="1.905cm"/>
    </style:style>
    <style:style style:name="pr8" style:family="presentation" style:parent-style-name="BibLibre_25_20Presentation-outline1">
      <style:graphic-properties fo:min-height="11.049cm"/>
    </style:style>
    <style:style style:name="pr9" style:family="presentation" style:parent-style-name="BibLibre_25_20Presentation-outline1">
      <style:graphic-properties fo:min-height="13.25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•">
        <style:list-level-properties text:space-before="0.11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100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100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100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100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space-before="0.035cm"/>
        <style:text-properties fo:font-family="StarSymbol" style:font-charset="x-symbol" fo:color="#004d99" fo:font-size="100%"/>
      </text:list-level-style-bullet>
      <text:list-level-style-bullet text:level="2" text:bullet-char="➔">
        <style:list-level-properties text:space-before="1.305cm" text:min-label-width="0.617cm"/>
        <style:text-properties fo:font-family="StarSymbol" style:font-charset="x-symbol" fo:color="#004d99" fo:font-size="100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004d99" fo:font-size="100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f7600" fo:font-size="100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9" text:bullet-char="➔">
        <style:list-level-properties text:space-before="5.115cm" text:min-label-width="0.617cm"/>
        <style:text-properties fo:font-family="StarSymbol" style:font-charset="x-symbol" fo:color="#ff7600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 xml:id="id1" draw:id="id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Koha : history</text:p>
          </draw:text-box>
        </draw:frame>
        <draw:frame presentation:style-name="pr2" draw:text-style-name="P1" draw:layer="layout" svg:width="22.763cm" svg:height="13.254cm" svg:x="2.002cm" svg:y="3.175cm" presentation:class="subtitle">
          <draw:text-box>
            <text:p>Chris Cormack</text:p>
            <text:p><text:tab/>Kiwi, involved in Koha since 1999, Koha Release Manager for Koha 1.0, 3.4, 3.6, CatalystNZ</text:p>
            <text:p>Paul Poulain</text:p>
            <text:p><text:tab/>French, involved in Koha since 2002, Koha Release Manager for Koha 2.0, 2.2, 3.8, 3.10, BibLibre CEO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1999-09: the origin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1T0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1999-09: the origin</text:p>
          </draw:text-box>
        </draw:frame>
        <draw:frame presentation:style-name="pr2" draw:text-style-name="P2" draw:layer="layout" svg:width="22.763cm" svg:height="13.254cm" svg:x="2.002cm" svg:y="3.175cm" presentation:class="subtitle">
          <draw:text-box>
            <text:list text:style-name="L2">
              <text:list-item>
                <text:p text:style-name="P3">Katipo, (a « web company ») start working on a full web ILS</text:p>
              </text:list-item>
            </text:list>
            <text:list text:style-name="L4">
              <text:list-item>
                <text:p>Work start on sep, 99</text:p>
              </text:list-item>
              <text:list-item>
                <text:p text:style-name="P3">Limited functional requirements (no serials, no acq, …)</text:p>
              </text:list-item>
              <text:list-item>
                <text:p text:style-name="P3">Not full web in fact : circ was a vt100 app</text:p>
              </text:list-item>
              <text:list-item>
                <text:p text:style-name="P3">Agile development before Agile methods exists !</text:p>
              </text:list-item>
              <text:list-item>
                <text:p text:style-name="P3">Team leader : Chris Corma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00-01: the origin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<text:span text:style-name="T2">2000-09: First version released</text:span>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8.415cm" svg:height="1.905cm" svg:x="6.985cm" svg:y="0cm" presentation:class="title" presentation:user-transformed="true">
          <draw:text-box>
            <text:p><text:span text:style-name="T2">2001-05: non english newcomers</text:span>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 (Poland)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02: the expansion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<text:span text:style-name="T2">2002 : the need for a structure</text:span></text:p>
          </draw:text-box>
        </draw:frame>
        <draw:frame presentation:style-name="pr4" draw:layer="layout" svg:width="22.763cm" svg:height="16.572cm" svg:x="2.002cm" svg:y="3.175cm" presentation:class="outlin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8.415cm" svg:height="1.905cm" svg:x="6.985cm" svg:y="0cm" presentation:class="title" presentation:user-transformed="true">
          <draw:text-box>
            <text:p><text:span text:style-name="T2">2003-2005: strengthening</text:span>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<text:span text:style-name="T2">2003-2005 : New team </text:span>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<text:span text:style-name="T2">2006-2007 : road to 3.0</text:span></text:p>
          </draw:text-box>
        </draw:frame>
        <draw:frame presentation:style-name="pr4" draw:layer="layout" svg:width="22.763cm" svg:height="13.348cm" svg:x="2.002cm" svg:y="3.175cm" presentation:class="outlin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<text:span text:style-name="T2">2006-2007 : road to 3.0</text:span>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3.093cm" svg:x="7.62cm" svg:y="-0.594cm" presentation:class="title">
          <draw:text-box>
            <text:p><text:span text:style-name="T2">2008-2009: Why Open Source is stronger</text:span></text:p>
          </draw:text-box>
        </draw:frame>
        <draw:frame presentation:style-name="pr6" draw:layer="layout" svg:width="22.763cm" svg:height="11.118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cries for danger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office:forms form:automatic-focus="false" form:apply-design-mode="false"/>
        <draw:frame presentation:style-name="pr7" draw:layer="layout" svg:width="18.415cm" svg:height="3.093cm" svg:x="6.985cm" svg:y="-0.594cm" presentation:class="title" presentation:user-transformed="true">
          <draw:text-box>
            <text:p><text:span text:style-name="T2">2008-2009: Why Open Source is stronger</text:span></text:p>
          </draw:text-box>
        </draw:frame>
        <draw:frame presentation:style-name="pr8" draw:layer="layout" svg:width="22.763cm" svg:height="11.049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3.093cm" svg:x="7.62cm" svg:y="-0.594cm" presentation:class="title">
          <draw:text-box>
            <text:p><text:span text:style-name="T2">2008-2009 : Why Open Source is stronger</text:span></text:p>
          </draw:text-box>
        </draw:frame>
        <draw:frame presentation:style-name="pr4" draw:layer="layout" svg:width="22.763cm" svg:height="17.01cm" svg:x="2.002cm" svg:y="3.175cm" presentation:class="outlin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<text:span text:style-name="T2">2010 : back to hacking</text:span></text:p>
          </draw:text-box>
        </draw:frame>
        <draw:frame presentation:style-name="pr4" draw:layer="layout" svg:width="22.763cm" svg:height="17.427cm" svg:x="2.002cm" svg:y="3.175cm" presentation:class="outlin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10: back to hacking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11: versions 3.4 and 3.6</text:p>
          </draw:text-box>
        </draw:frame>
        <draw:frame presentation:style-name="pr4" draw:layer="layout" svg:width="22.763cm" svg:height="15.537cm" svg:x="2.002cm" svg:y="3.175cm" presentation:class="outline">
          <draw:text-box>
            <text:list text:style-name="L3">
              <text:list-item>
                <text:p>Koha 3.4 was the 1st “time based release” (april 2011, Chris RM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, Chris RM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12: version 3.8 and 3.10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Koha 3.8 (april 2012, Paul RM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12: version 3.8 and 3.10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Koha 3.10 (nov 2012, Paul RM)</text:p>
                <text:list>
                  <text:list-item>
                    <text:p>Plack (1<text:span text:style-name="T1">st</text:span> steps)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13: version 3.12 and 3.14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Koha 3.12 (may 2013, Jared RM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M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13 Trademark decision</text:p>
          </draw:text-box>
        </draw:frame>
        <draw:frame presentation:style-name="pr4" draw:layer="layout" svg:width="22.763cm" svg:height="13.254cm" svg:x="2.002cm" svg:y="3.175cm" presentation:class="outline">
          <draw:text-box>
            <text:list text:style-name="L3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2014: version 3.16 and 3.18</text:p>
          </draw:text-box>
        </draw:frame>
        <draw:frame presentation:style-name="pr4" draw:layer="layout" svg:width="22.763cm" svg:height="14.114cm" svg:x="2.002cm" svg:y="3.175cm" presentation:class="outline" presentation:user-transformed="true">
          <draw:text-box>
            <text:list text:style-name="L3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Indexing in GRS deprecated in favor of DOM</text:p>
                  </text:list-item>
                  <text:list-item>
                    <text:p>OPAC fully responsive</text:p>
                  </text:list-item>
                  <text:list-item>
                    <text:p>Shibboleth</text:p>
                  </text:list-item>
                  <text:list-item>
                    <text:p>Rotating collections &amp; on-site checkou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BibLibre_25_20Presentation" presentation:presentation-page-layout-name="AL2T1">
        <office:forms form:automatic-focus="false" form:apply-design-mode="false"/>
        <draw:frame presentation:style-name="pr7" draw:layer="layout" svg:width="17.78cm" svg:height="1.905cm" svg:x="7.62cm" svg:y="0cm" presentation:class="title">
          <draw:text-box>
            <text:p>2015: version 3.20 and 3.22</text:p>
          </draw:text-box>
        </draw:frame>
        <draw:frame presentation:style-name="pr9" draw:layer="layout" svg:width="22.763cm" svg:height="16.114cm" svg:x="2.002cm" svg:y="3.175cm" presentation:class="outline" presentation:user-transformed="true">
          <draw:text-box>
            <text:list text:style-name="L3">
              <text:list-item>
                <text:p>Koha 3.20 (May 2015, Tomás Release Manager)</text:p>
                <text:list>
                  <text:list-item>
                    <text:p>Discharge management</text:p>
                  </text:list-item>
                  <text:list-item>
                    <text:p>Batch modification for biblios</text:p>
                  </text:list-item>
                  <text:list-item>
                    <text:p>On the fly conversion of biblio during import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Plack out-of-the-box</text:p>
                  </text:list-item>
                  <text:list-item>
                    <text:p>Webservices (Restul API)</text:p>
                  </text:list-item>
                  <text:list-item>
                    <text:p>Digital library: attaching files to records</text:p>
                  </text:list-item>
                  <text:list-item>
                    <text:p>Sitemap for search engines indexing</text:p>
                  </text:list-item>
                  <text:list-item>
                    <text:p>Batch checko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BibLibre_25_20Presentation" presentation:presentation-page-layout-name="AL2T1">
        <office:forms form:automatic-focus="false" form:apply-design-mode="false"/>
        <draw:frame presentation:style-name="pr7" draw:layer="layout" svg:width="17.78cm" svg:height="1.905cm" svg:x="7.62cm" svg:y="0cm" presentation:class="title">
          <draw:text-box>
            <text:p>2016: version 3.24</text:p>
          </draw:text-box>
        </draw:frame>
        <draw:frame presentation:style-name="pr9" draw:layer="layout" svg:width="22.763cm" svg:height="13.254cm" svg:x="2.002cm" svg:y="3.175cm" presentation:class="outline" presentation:user-transformed="true">
          <draw:text-box>
            <text:list text:style-name="L3">
              <text:list-item>
                <text:p>No version 3.24 !!!</text:p>
              </text:list-item>
              <text:list-item>
                <text:p>Numbering change: introducing 16.05</text:p>
                <text:list>
                  <text:list-item>
                    <text:p>Year-Month schema</text:p>
                  </text:list-item>
                  <text:list-item>
                    <text:p>Solve the question “when do we update the 1<text:span text:style-name="T1">st</text:span> digit” (Koha 3.22 is not like 3.0 !!!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BibLibre_25_20Presentation" presentation:presentation-page-layout-name="AL2T1">
        <office:forms form:automatic-focus="false" form:apply-design-mode="false"/>
        <draw:frame presentation:style-name="pr7" draw:layer="layout" svg:width="17.78cm" svg:height="1.905cm" svg:x="7.62cm" svg:y="0cm" presentation:class="title">
          <draw:text-box>
            <text:p>2016: version 16.05</text:p>
          </draw:text-box>
        </draw:frame>
        <draw:frame presentation:style-name="pr9" draw:layer="layout" svg:width="22.763cm" svg:height="13.728cm" svg:x="2.002cm" svg:y="3.175cm" presentation:class="outline" presentation:user-transformed="true">
          <draw:text-box>
            <text:list text:style-name="L3">
              <text:list-item>
                <text:p>Plumbing (a lot, 40+)</text:p>
              </text:list-item>
              <text:list-item>
                <text:p>Features</text:p>
                <text:list>
                  <text:list-item>
                    <text:p>EDIFACT for acquisition</text:p>
                  </text:list-item>
                  <text:list-item>
                    <text:p>OpenID login</text:p>
                  </text:list-item>
                  <text:list-item>
                    <text:p>Automatic item modification by age</text:p>
                  </text:list-item>
                  <text:list-item>
                    <text:p>Pay fine via paypal</text:p>
                  </text:list-item>
                </text:list>
              </text:list-item>
              <text:list-item>
                <text:p>340 enhancement</text:p>
              </text:list-item>
              <text:list-item>
                <text:p>472 bugfix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7.78cm" svg:height="1.905cm" svg:x="7.62cm" svg:y="0cm" presentation:class="title">
          <draw:text-box>
            <text:p><text:span text:style-name="T2">Some numbers</text:span></text:p>
          </draw:text-box>
        </draw:frame>
        <draw:frame draw:name="Object 1" draw:style-name="gr2" draw:layer="layout" svg:width="22.763cm" svg:height="13.254cm" svg:x="2.002cm" svg:y="3.17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Charter1" svg:font-family="'Bitstream Charter'" style:font-adornments="Gras" style:font-family-generic="roman" style:font-pitch="variable"/>
    <style:font-face style:name="Bitstream Charter" svg:font-family="'Bitstream Charter'" style:font-adornments="Italique" style:font-family-generic="roman" style:font-pitch="variable"/>
    <style:font-face style:name="Bitstream Charter2" svg:font-family="'Bitstream Charter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100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100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100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100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100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100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100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100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100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100%"/>
          </text:list-level-style-bullet>
        </text:list-style>
      </style:graphic-properties>
      <style:paragraph-properties fo:margin-left="0.044cm" fo:margin-right="0cm" fo:margin-top="0.60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004d99" style:text-outline="false" style:text-line-through-style="none" style:text-line-through-type="none" style:text-position="0% 100%" style:font-name="Bitstream Charter1" fo:font-family="'Bitstream Charter'" style:font-style-name="Gras" style:font-family-generic="roman" style:font-pitch="variable" fo:font-size="28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Bitstream Charter2" fo:font-family="'Bitstream Charter'" style:font-style-name="Normal" style:font-family-generic="roman" style:font-pitch="variable" fo:font-size="24pt" fo:font-style="normal" fo:text-shadow="none" style:text-underline-style="none" fo:font-weight="normal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609d0f" style:text-line-through-style="none" style:text-line-through-type="none" style:text-position="0% 100%" style:font-name="Bitstream Charter2" fo:font-family="'Bitstream Charter'" style:font-style-name="Normal" style:font-family-generic="roman" style:font-pitch="variable" fo:font-size="20pt" fo:font-style="normal" fo:text-shadow="none" style:text-underline-style="none" fo:font-weight="normal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609d0f" style:text-outline="false" style:text-line-through-style="none" style:text-line-through-type="none" style:text-position="0% 100%" style:font-name="Bitstream Charter" fo:font-family="'Bitstream Charter'" style:font-style-name="Italique" style:font-family-generic="roman" style:font-pitch="variable" fo:font-size="36pt" fo:font-style="italic" fo:text-shadow="none" style:text-underline-style="none" fo:font-weight="normal" style:font-name-asian="ヒラギノ角ゴ ProN W61" style:font-family-asian="'ヒラギノ角ゴ ProN W6'" style:font-pitch-asian="variable" style:font-size-asian="32pt" style:font-style-asian="normal" style:font-weight-asian="bold" style:font-name-complex="ヒラギノ角ゴ ProN W61" style:font-family-complex="'ヒラギノ角ゴ ProN W6'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97cm" svg:stroke-color="#609d0f" draw:fill="none" draw:fill-color="#ffffff" draw:textarea-horizontal-align="center" draw:textarea-vertical-align="middle" fo:padding-top="0.048cm" fo:padding-bottom="0.048cm" fo:padding-left="0.048cm" fo:padding-right="0.048cm" draw:shadow="hidden" draw:shadow-color="#808080"/>
    </style:style>
    <style:style style:name="Mgr5" style:family="graphic" style:parent-style-name="standard">
      <style:graphic-properties draw:stroke="none" draw:fill="solid" draw:fill-color="#004d99" draw:opacity="20%" draw:textarea-horizontal-align="center" draw:textarea-vertical-align="middle" draw:shadow="hidden" draw:shadow-color="#808080" draw:shadow-opacity="20%"/>
    </style:style>
    <style:style style:name="Mgr6" style:family="graphic" style:parent-style-name="standard">
      <style:graphic-properties draw:stroke="solid" svg:stroke-width="0.044cm" svg:stroke-color="#609d0f" draw:fill="none" draw:fill-color="#ffffff" draw:textarea-horizontal-align="center" draw:textarea-vertical-align="middle" fo:padding-top="0.022cm" fo:padding-bottom="0.022cm" fo:padding-left="0.022cm" fo:padding-right="0.022cm" draw:shadow="hidden" draw:shadow-color="#808080"/>
    </style:style>
    <style:style style:name="Mgr7" style:family="graphic" style:parent-style-name="standard">
      <style:graphic-properties draw:stroke="none" svg:stroke-color="#609d0f" draw:fill="solid" draw:fill-color="#609d0f" draw:textarea-horizontal-align="center" draw:textarea-vertical-align="middle" draw:shadow="hidden" draw:shadow-color="#808080"/>
    </style:style>
    <style:style style:name="Mgr8" style:family="graphic" style:parent-style-name="standard">
      <style:graphic-properties draw:stroke="solid" svg:stroke-width="0.053cm" svg:stroke-color="#004d99" draw:fill="none" draw:fill-color="#ffffff" draw:textarea-horizontal-align="center" draw:textarea-vertical-align="middle" fo:padding-top="0.026cm" fo:padding-bottom="0.026cm" fo:padding-left="0.026cm" fo:padding-right="0.026cm" draw:shadow="hidden" draw:shadow-color="#808080"/>
    </style:style>
    <style:style style:name="Mgr9" style:family="graphic" style:parent-style-name="standard">
      <style:graphic-properties draw:stroke="solid" svg:stroke-width="0.044cm" svg:stroke-color="#004d99" draw:fill="none" draw:fill-color="#ffffff" draw:textarea-horizontal-align="center" draw:textarea-vertical-align="middle" fo:padding-top="0.022cm" fo:padding-bottom="0.022cm" fo:padding-left="0.022cm" fo:padding-right="0.022cm" draw:shadow="hidden" draw:shadow-color="#808080"/>
    </style:style>
    <style:style style:name="M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24pt"/>
    </style:style>
    <style:style style:name="MP7" style:family="paragraph">
      <loext:graphic-properties draw:fill="solid" draw:fill-color="#004d99" draw:opacity="20%"/>
      <style:paragraph-properties fo:text-align="center"/>
    </style:style>
    <style:style style:name="MP8" style:family="paragraph">
      <loext:graphic-properties draw:fill="solid" draw:fill-color="#609d0f"/>
      <style:paragraph-properties fo:text-align="center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office:forms form:automatic-focus="false" form:apply-design-mode="false"/>
      <draw:frame presentation:style-name="BibLibre_25_20Presentation-title" draw:layer="backgroundobjects" svg:width="17.78cm" svg:height="1.905cm" svg:x="7.62cm" svg:y="0cm" presentation:class="title" presentation:placeholder="true">
        <draw:text-box/>
      </draw:frame>
      <draw:frame presentation:style-name="BibLibre_25_20Presentation-outline1" draw:layer="backgroundobjects" svg:width="22.763cm" svg:height="13.254cm" svg:x="2.002cm" svg:y="3.175cm" presentation:class="outline" presentation:placeholder="true">
        <draw:text-box/>
      </draw:frame>
      <draw:frame draw:style-name="Mgr3" draw:text-style-name="MP5" draw:layer="backgroundobjects" svg:width="6.47cm" svg:height="1.904cm" svg:x="0.133cm" svg:y="0.001cm">
        <draw:image xlink:href="Pictures/10000200000000A300000030DC7751D7C931A01E.gif" xlink:type="simple" xlink:show="embed" xlink:actuate="onLoad">
          <text:p/>
        </draw:image>
      </draw:frame>
      <draw:line draw:style-name="Mgr4" draw:text-style-name="MP6" draw:layer="backgroundobjects" svg:x1="1.27cm" svg:y1="1.905cm" svg:x2="1.323cm" svg:y2="18.654cm">
        <text:p/>
      </draw:line>
      <draw:rect draw:style-name="Mgr5" draw:text-style-name="MP7" draw:layer="backgroundobjects" svg:width="25.4cm" svg:height="1.323cm" svg:x="0cm" svg:y="17.727cm">
        <text:p/>
      </draw:rect>
      <draw:line draw:style-name="Mgr6" draw:text-style-name="MP6" draw:layer="backgroundobjects" svg:x1="3.7cm" svg:y1="18.524cm" svg:x2="19.5cm" svg:y2="18.524cm">
        <text:p/>
      </draw:line>
      <draw:rect draw:style-name="Mgr7" draw:text-style-name="MP8" draw:layer="backgroundobjects" svg:width="25.4cm" svg:height="0.199cm" svg:x="0cm" svg:y="17.524cm">
        <text:p/>
      </draw:rect>
      <draw:line draw:style-name="Mgr8" draw:text-style-name="MP6" draw:layer="backgroundobjects" svg:x1="0cm" svg:y1="18.89cm" svg:x2="14.702cm" svg:y2="18.89cm">
        <text:p/>
      </draw:line>
      <draw:line draw:style-name="Mgr9" draw:text-style-name="MP6" draw:layer="backgroundobjects" svg:x1="17.116cm" svg:y1="18.728cm" svg:x2="24.917cm" svg:y2="18.728cm">
        <text:p/>
      </draw:line>
      <draw:line draw:style-name="Mgr6" draw:text-style-name="MP6" draw:layer="backgroundobjects" svg:x1="17.913cm" svg:y1="18.913cm" svg:x2="23.513cm" svg:y2="18.913cm">
        <text:p/>
      </draw:line>
      <draw:frame draw:style-name="Mgr10" draw:text-style-name="MP9" draw:layer="backgroundobjects" svg:width="7.62cm" svg:height="2.067cm" svg:x="0cm" svg:y="0.11cm">
        <draw:image xlink:href="Pictures/10000201000001EE00000086C6A30C4ECA1833D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Linux_X86_64 LibreOffice_project/2b9802c1994aa0b7dc6079e128979269cf95bc78</meta:generator>
    <meta:creation-date>2011-10-20T07:49:02</meta:creation-date>
    <dc:language>fr-FR</dc:language>
    <meta:editing-cycles>31</meta:editing-cycles>
    <meta:editing-duration>P2DT14H37M6S</meta:editing-duration>
    <meta:initial-creator>paul </meta:initial-creator>
    <dc:date>2016-05-29T23:10:27.483483199</dc:date>
    <meta:keyword>KohaCon</meta:keyword>
    <meta:keyword>history</meta:keyword>
    <meta:keyword>Koha</meta:keyword>
    <dc:title>KohaCon11, history of Koha</dc:title>
    <dc:creator>Paul Poulain</dc:creator>
    <meta:document-statistic meta:object-count="131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64cm" svg:height="13.255cm" xlink:href="." xlink:type="simple" chart:class="chart:line" chart:style-name="ch1">
        <chart:legend svg:x="2.413cm" svg:y="1.676cm" style:legend-expansion="custom" chartooo:width="4.865cm" chartooo:height="3.173cm" style:legend-expansion-aspect-ratio="1.5332492908919" chart:style-name="ch2"/>
        <chart:plot-area chart:style-name="ch3" chart:data-source-has-labels="both" svg:x="0.859cm" svg:y="1.166cm" svg:width="21.534cm" svg:height="11.466cm">
          <chartooo:coordinate-region svg:x="1.586cm" svg:y="1.339cm" svg:width="20.488cm" svg:height="10.699cm"/>
          <chart:axis chart:dimension="x" chart:name="primary-x" chart:style-name="ch4" chartooo:axis-type="text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series chart:style-name="ch7" chart:values-cell-range-address="local-table.$C$2:.$C$17" chart:label-cell-address="local-table.$C$1" chart:class="chart:line">
            <chart:data-point chart:repeated="16"/>
          </chart:series>
          <chart:series chart:style-name="ch8" chart:values-cell-range-address="local-table.$D$2:.$D$17" chart:label-cell-address="local-table.$D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75">
                <text:p>275</text:p>
              </table:table-cell>
              <table:table-cell office:value-type="float" office:value="130">
                <text:p>1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54">
                <text:p>354</text:p>
              </table:table-cell>
              <table:table-cell office:value-type="float" office:value="160">
                <text:p>160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